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A5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style:font-size-asian="20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style:text-underline-style="none" style:font-size-asian="11pt"/>
    </style:style>
    <style:style style:name="P8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6pt" fo:language="pl" fo:country="PL" fo:font-style="italic" fo:font-weight="bold" style:font-name-asian="Times New Roman" style:font-size-asian="16pt" style:language-asian="zxx" style:country-asian="none" style:font-style-asian="italic" style:font-weight-asian="bold" style:font-name-complex="Times New Roman" style:font-size-complex="16pt" style:language-complex="ar" style:country-complex="SA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5" style:family="paragraph" style:parent-style-name="Text_20_body_20_indent">
      <style:paragraph-properties fo:text-align="justify" style:justify-single-word="false"/>
    </style:style>
    <style:style style:name="P16" style:family="paragraph" style:parent-style-name="Standard" style:list-style-name="WW8Num8">
      <style:text-properties fo:font-weight="bold" style:font-weight-asian="bold" style:font-weight-complex="bold"/>
    </style:style>
    <style:style style:name="P17" style:family="paragraph" style:parent-style-name="Standard" style:list-style-name="WW8Num8">
      <style:text-properties fo:font-size="20pt" fo:font-weight="bold" style:font-size-asian="20pt" style:font-weight-asian="bold" style:font-weight-complex="bold"/>
    </style:style>
    <style:style style:name="P18" style:family="paragraph" style:parent-style-name="Standard" style:list-style-name="WW8Num8">
      <style:text-properties fo:color="#000000" fo:font-size="20pt" fo:font-weight="bold" style:font-size-asian="20pt" style:font-weight-asian="bold" style:font-weight-complex="bold"/>
    </style:style>
    <style:style style:name="P19" style:family="paragraph" style:parent-style-name="Standard" style:list-style-name="WW8Num8">
      <style:paragraph-properties fo:break-before="page"/>
      <style:text-properties fo:font-size="20pt" fo:font-weight="bold" style:font-size-asian="20pt" style:font-weight-asian="bold" style:font-weight-complex="bold"/>
    </style:style>
    <style:style style:name="P20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P21" style:family="paragraph" style:parent-style-name="Heading_20_2" style:master-page-name="Standard">
      <style:paragraph-properties style:page-number="auto"/>
    </style:style>
    <style:style style:name="P22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</style:style>
    <style:style style:name="T1" style:family="text">
      <style:text-properties style:use-window-font-color="true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T2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fo:font-size="14pt" fo:language="pl" fo:country="PL" fo:font-weight="normal" style:font-name-asian="Times New Roman" style:font-size-asian="14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normal" style:font-size-asian="12pt" style:font-weight-asian="normal" style:font-weight-complex="normal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/>
      <text:h text:style-name="P22" text:outline-level="2">Cal.2013</text:h>
      <text:h text:style-name="P20" text:outline-level="1">Aplikacja webowa „Kalendarz”</text:h>
      <text:p text:style-name="P2"/>
      <text:p text:style-name="Standard"/>
      <text:p text:style-name="Standard"/>
      <text:h text:style-name="Heading_20_3" text:outline-level="3">Plan iteracji</text:h>
      <text:p text:style-name="P3"/>
      <text:p text:style-name="P3"/>
      <text:p text:style-name="P4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5">Wersja</text:p>
          </table:table-cell>
          <table:table-cell table:style-name="Tabela1.A1" office:value-type="string">
            <text:p text:style-name="P5">Opis</text:p>
          </table:table-cell>
          <table:table-cell table:style-name="Tabela1.D1" office:value-type="string">
            <text:p text:style-name="P5">Autor</text:p>
          </table:table-cell>
        </table:table-row>
        <table:table-row table:style-name="Tabela1.1">
          <table:table-cell table:style-name="Tabela1.A2" office:value-type="date" office:date-value="2013-03-02">
            <text:p text:style-name="P7">2.03.2013</text:p>
          </table:table-cell>
          <table:table-cell table:style-name="Tabela1.B2">
            <text:p text:style-name="P6"/>
          </table:table-cell>
          <table:table-cell table:style-name="Tabela1.A1" office:value-type="string">
            <text:p text:style-name="P6">Ustalenie planu I iteracji</text:p>
          </table:table-cell>
          <table:table-cell table:style-name="Tabela1.D1" office:value-type="string">
            <text:p text:style-name="P6">Magdalena Zachwieja</text:p>
          </table:table-cell>
        </table:table-row>
        <table:table-row table:style-name="Tabela1.1">
          <table:table-cell table:style-name="Tabela1.A2" office:value-type="date" office:date-value="2013-03-16">
            <text:p text:style-name="P7">16.03.2013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Podsumowanie I iteracji i przedstawienie produktów</text:p>
          </table:table-cell>
          <table:table-cell table:style-name="Tabela1.D1" office:value-type="string">
            <text:p text:style-name="P6">Magdalena Zachwieja</text:p>
          </table:table-cell>
        </table:table-row>
        <table:table-row table:style-name="Tabela1.1">
          <table:table-cell table:style-name="Tabela1.A2" office:value-type="date" office:date-value="2013-03-17">
            <text:p text:style-name="P7">17.03.2013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Ustalenie planu II iteracji</text:p>
          </table:table-cell>
          <table:table-cell table:style-name="Tabela1.D1" office:value-type="string">
            <text:p text:style-name="P6">Magdalena Zachwieja</text:p>
          </table:table-cell>
        </table:table-row>
        <table:table-row table:style-name="Tabela1.1">
          <table:table-cell table:style-name="Tabela1.A5" office:value-type="date" office:date-value="2013-04-06">
            <text:p text:style-name="P7">6.04.2013</text:p>
          </table:table-cell>
          <table:table-cell table:style-name="Tabela1.B5" office:value-type="string">
            <text:p text:style-name="P6"/>
          </table:table-cell>
          <table:table-cell table:style-name="Tabela1.B5" office:value-type="string">
            <text:p text:style-name="P6">Podsumowanie II iteracji i przedstawienie produktów</text:p>
          </table:table-cell>
          <table:table-cell table:style-name="Tabela1.D5" office:value-type="string">
            <text:p text:style-name="P6">Magdalena Zachwieja</text:p>
          </table:table-cell>
        </table:table-row>
        <table:table-row table:style-name="Tabela1.1">
          <table:table-cell table:style-name="Tabela1.A5" office:value-type="date" office:date-value="2013-04-07">
            <text:p text:style-name="P7">7.04.2013</text:p>
          </table:table-cell>
          <table:table-cell table:style-name="Tabela1.B5" office:value-type="string">
            <text:p text:style-name="P6"/>
          </table:table-cell>
          <table:table-cell table:style-name="Tabela1.B5" office:value-type="string">
            <text:p text:style-name="P6">Ustalenie planu III iteracji</text:p>
          </table:table-cell>
          <table:table-cell table:style-name="Tabela1.D5" office:value-type="string">
            <text:p text:style-name="P6">Magdalena Zachwieja</text:p>
          </table:table-cell>
        </table:table-row>
        <table:table-row table:style-name="Tabela1.1">
          <table:table-cell table:style-name="Tabela1.A5" office:value-type="date" office:date-value="2013-04-20">
            <text:p text:style-name="P7">20.04.2013</text:p>
          </table:table-cell>
          <table:table-cell table:style-name="Tabela1.B5" office:value-type="string">
            <text:p text:style-name="P6"/>
          </table:table-cell>
          <table:table-cell table:style-name="Tabela1.B5" office:value-type="string">
            <text:p text:style-name="P6">Podsumowanie III iteracji i przedstawienie produktów</text:p>
          </table:table-cell>
          <table:table-cell table:style-name="Tabela1.D5" office:value-type="string">
            <text:p text:style-name="P6">Magdalena Zachwieja</text:p>
          </table:table-cell>
        </table:table-row>
        <table:table-row table:style-name="Tabela1.1">
          <table:table-cell table:style-name="Tabela1.A5" office:value-type="date" office:date-value="2013-04-21">
            <text:p text:style-name="P7">21.04.2013</text:p>
          </table:table-cell>
          <table:table-cell table:style-name="Tabela1.B5" office:value-type="string">
            <text:p text:style-name="P6"/>
          </table:table-cell>
          <table:table-cell table:style-name="Tabela1.B5" office:value-type="string">
            <text:p text:style-name="P6">Ustalenie planu IV iteracji</text:p>
          </table:table-cell>
          <table:table-cell table:style-name="Tabela1.D5" office:value-type="string">
            <text:p text:style-name="P6">Magdalena Zachwieja</text:p>
          </table:table-cell>
        </table:table-row>
        <table:table-row table:style-name="Tabela1.1">
          <table:table-cell table:style-name="Tabela1.A5" office:value-type="date" office:date-value="2013-05-18">
            <text:p text:style-name="P7">18.05.2013</text:p>
          </table:table-cell>
          <table:table-cell table:style-name="Tabela1.B5" office:value-type="string">
            <text:p text:style-name="P6"/>
          </table:table-cell>
          <table:table-cell table:style-name="Tabela1.B5" office:value-type="string">
            <text:p text:style-name="P6">Podsumowanie IV iteracji i przedstawienie produktów</text:p>
          </table:table-cell>
          <table:table-cell table:style-name="Tabela1.D5" office:value-type="string">
            <text:p text:style-name="P6">Magdalena Zachwieja</text:p>
          </table:table-cell>
        </table:table-row>
      </table:table>
      <text:p text:style-name="P3"/>
      <text:p text:style-name="P12"><text:span text:style-name="T1">Autorzy: </text:span><text:span text:style-name="T2"><text:line-break/></text:span><text:span text:style-name="T3">Magdalena Zachwieja <text:s/></text:span><text:span text:style-name="T2">(</text:span><text:a xlink:type="simple" xlink:href="mailto:magda.zachwieja@gmail.com">magda.zachwieja@gmail.com</text:a><text:span text:style-name="T2">)<text:line-break/></text:span><text:span text:style-name="T3">Michał Oczko (</text:span><text:a xlink:type="simple" xlink:href="mailto:michaloczko@gmail.com">michaloczko@gmail.com</text:a><text:span text:style-name="T4">) </text:span><text:span text:style-name="T3"><text:line-break/>Krzysztof Bednarz (</text:span><text:a xlink:type="simple" xlink:href="mailto:ka.bednarz@gmail.com">ka.bednarz@gmail.com</text:a><text:span text:style-name="T4">) </text:span></text:p>
      <text:p text:style-name="P8"/>
      <text:p text:style-name="P8"/>
      <text:p text:style-name="P9"/>
      <text:p text:style-name="P9">AGH 2013</text:p>
      <text:p text:style-name="P11"><text:soft-page-break/>I. Iteracja pierwsza</text:p>
      <text:p text:style-name="P10"><text:span text:style-name="T6">1. Termin iteracji</text:span><text:span text:style-name="T7"><text:line-break/>02.03.2013-16.03.2013 (dwa tygodnie)<text:line-break/>Iteracja zostanie zakończona spotkaniem w ramach zajęć laboratoryjnych, na którym przedstawione zostaną produkty tejże iteracji.<text:line-break/></text:span><text:line-break/><text:span text:style-name="T5">2. Zadania dla iteracji</text:span><text:line-break/><text:span text:style-name="T7">-zrozumienie potrzeb klienta i wyrażenie ich w dokumencie wizji systemu,<text:line-break/>-przygotowanie dokumentu wizji.</text:span><text:line-break/><text:line-break/><text:span text:style-name="T5">3. Produkty iteracji<text:line-break/></text:span><text:span text:style-name="T8">-dokument wizja.odt.</text:span><text:span text:style-name="T5"><text:line-break/></text:span><text:line-break/><text:span text:style-name="T9">II. Iteracja druga</text:span><text:line-break/><text:span text:style-name="T5">1</text:span><text:span text:style-name="T6">. Termin iteracji</text:span><text:span text:style-name="T7"><text:line-break/>17.03.2013-06.04.2013 (3 tygodnie)<text:line-break/>Iteracja zostanie zakończona spotkaniem w ramach zajęć laboratoryjnych, na którym przedstawione zostaną produkty tejże iteracji.<text:line-break/></text:span><text:line-break/><text:span text:style-name="T5">2. Zadania dla iteracji</text:span><text:line-break/><text:span text:style-name="T7">-korekta wizji systemu,<text:line-break/>-sporządzenie specyfikacji wymagań,<text:line-break/>-sporządzenie architektury systemu,<text:line-break/>-sporządzenie rejestr ryzyk,<text:line-break/>-wykonanie szkieletu strony www.<text:line-break/></text:span><text:line-break/><text:span text:style-name="T5">3. Produkty iteracji</text:span><text:line-break/><text:span text:style-name="T7">-ostateczna wersja dokumentu wizja.odt,<text:line-break/>-dokument specyfikacjawymagan.odt,<text:line-break/>-dokument architekturasystemu.odt,<text:line-break/>-dokument rejestrryzyk.odt<text:line-break/>-szkielet strony www.</text:span><text:line-break/><text:span text:style-name="T7"><text:line-break/>W ramach II iteracji odbyło się dodatkowe spotkanie robocze zespołu (bez obecności klienta).<text:line-break/></text:span><text:line-break/><text:span text:style-name="T9">III. Iteracja trzecia</text:span><text:line-break/><text:span text:style-name="T5">1</text:span><text:span text:style-name="T6">. Termin iteracji</text:span><text:span text:style-name="T7"><text:line-break/>07.04.2013-20.04.2013 (2 tygodnie)<text:line-break/>Iteracja zostanie zakończona spotkaniem w ramach zajęć laboratoryjnych, na którym przedstawione zostaną produkty tejże iteracji.<text:line-break/></text:span><text:line-break/><text:span text:style-name="T5">2. Zadania dla iteracji</text:span><text:line-break/><text:span text:style-name="T7">-zaprojektowanie bazy danych SQLite / uzupełnienie architektury systemu o diagram bazy danych,<text:line-break/>-wykonanie książki adresowej,<text:line-break/></text:span><text:soft-page-break/><text:span text:style-name="T7">-wykonanie roboczej wersji kalendarza<text:line-break/></text:span><text:line-break/><text:span text:style-name="T5">3. Produkty iteracji</text:span><text:line-break/><text:span text:style-name="T7">-baza danych SQLite,<text:line-break/>-strona www z dołączoną książką adresową i widokiem kalendarza.</text:span><text:line-break/><text:span text:style-name="T7"><text:line-break/>W ramach III iteracji odbyło się dodatkowe spotkanie robocze zespołu (bez obecności klienta).<text:line-break/></text:span><text:line-break/><text:span text:style-name="T9">IV. Iteracja czwarta</text:span><text:line-break/><text:span text:style-name="T5">1</text:span><text:span text:style-name="T6">. Termin iteracji</text:span><text:span text:style-name="T7"><text:line-break/>21.04.2013-18.05.2013 (4 tygodnie)<text:line-break/>Iteracja zostanie zakończona spotkaniem w ramach zajęć laboratoryjnych, na którym przedstawione zostaną produkty tejże iteracji.<text:line-break/></text:span><text:line-break/><text:span text:style-name="T5">2. Zadania dla iteracji</text:span><text:line-break/><text:span text:style-name="T7">-rozbudowanie i wdrożenie kalendarza,<text:line-break/>-ewentualne poprawki do systemu po testach,</text:span></text:p>
      <text:p text:style-name="P10"><text:span text:style-name="T7">-ukończenie dokumentacji.<text:line-break/></text:span><text:line-break/><text:span text:style-name="T5">3. Produkty iteracji<text:line-break/></text:span><text:span text:style-name="T8">-gotowy system,<text:line-break/>-pełna dokumentacja projektowa.</text:span></text:p>
      <text:list xml:id="list34223059" text:style-name="WW8Num8">
        <text:list-item>
          <text:p text:style-name="P19">Zadania dla iteracji</text:p>
        </text:list-item>
      </text:list>
      <text:p text:style-name="P13"/>
      <text:list xml:id="list34226627" text:continue-numbering="true" text:style-name="WW8Num8">
        <text:list-item>
          <text:list>
            <text:list-item>
              <text:p text:style-name="P16">Zadanie</text:p>
            </text:list-item>
          </text:list>
        </text:list-item>
      </text:list>
      <text:p text:style-name="P13"/>
      <text:p text:style-name="P13"/>
      <text:list xml:id="list34224537" text:continue-numbering="true" text:style-name="WW8Num8">
        <text:list-item>
          <text:p text:style-name="P17">Produkty iteracji</text:p>
        </text:list-item>
      </text:list>
      <text:p text:style-name="P13"/>
      <text:list xml:id="list34244298" text:continue-numbering="true" text:style-name="WW8Num8">
        <text:list-item>
          <text:list>
            <text:list-item>
              <text:p text:style-name="P16">Produkt</text:p>
            </text:list-item>
          </text:list>
        </text:list-item>
      </text:list>
      <text:p text:style-name="P14"/>
      <text:p text:style-name="P14"/>
      <text:list xml:id="list34243917" text:continue-numbering="true" text:style-name="WW8Num8">
        <text:list-item>
          <text:p text:style-name="P18">Plan testów</text:p>
        </text:list-item>
      </text:list>
      <text:p text:style-name="P15"><text:a xlink:type="simple" xlink:href="http://www.docstoc.com/docs/139188206/Plan-Iteracji-I-10">http://www.docstoc.com/docs/139188206/Plan-Iteracji-I-1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22pt" style:font-size-asian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" style:display-name="Tekst podstawowy wcięty 3" style:family="paragraph" style:parent-style-name="Standard">
      <style:paragraph-properties fo:margin-left="0.141cm" fo:margin-right="0cm" fo:text-indent="0cm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59cm" fo:text-indent="-0.6cm" fo:margin-left="1.45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619cm" fo:text-indent="-0.635cm" fo:margin-left="10.61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  <style:text-properties style:font-name="Symbol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4cm" fo:text-indent="-0.6cm" fo:margin-left="3.14cm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tforma Agentowa</dc:title>
    <meta:initial-creator>cypreess</meta:initial-creator>
    <meta:creation-date>2005-03-19T12:05:00</meta:creation-date>
    <dc:date>2013-04-24T14:08:17.79</dc:date>
    <meta:editing-cycles>10</meta:editing-cycles>
    <meta:editing-duration>PT1H15M12S</meta:editing-duration>
    <meta:generator>OpenOffice.org/3.3$Win32 OpenOffice.org_project/330m20$Build-9567</meta:generator>
    <meta:document-statistic meta:table-count="1" meta:image-count="0" meta:object-count="0" meta:page-count="4" meta:paragraph-count="44" meta:word-count="347" meta:character-count="2941"/>
  </office:meta>
</office:document-meta>
</file>